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35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766">
            <text:p>5766</text:p>
          </table:table-cell>
          <table:table-cell office:value-type="float" office:value="10547">
            <text:p>10547</text:p>
          </table:table-cell>
          <table:table-cell office:value-type="float" office:value="15313">
            <text:p>15313</text:p>
          </table:table-cell>
          <table:table-cell office:value-type="float" office:value="20079">
            <text:p>20079</text:p>
          </table:table-cell>
          <table:table-cell office:value-type="float" office:value="25860">
            <text:p>25860</text:p>
          </table:table-cell>
          <table:table-cell office:value-type="float" office:value="30610">
            <text:p>30610</text:p>
          </table:table-cell>
          <table:table-cell office:value-type="float" office:value="35360">
            <text:p>35360</text:p>
          </table:table-cell>
          <table:table-cell office:value-type="float" office:value="40172">
            <text:p>40172</text:p>
          </table:table-cell>
          <table:table-cell office:value-type="float" office:value="45860">
            <text:p>45860</text:p>
          </table:table-cell>
          <table:table-cell office:value-type="float" office:value="50610">
            <text:p>50610</text:p>
          </table:table-cell>
          <table:table-cell office:value-type="float" office:value="55422">
            <text:p>55422</text:p>
          </table:table-cell>
          <table:table-cell office:value-type="float" office:value="60172">
            <text:p>60172</text:p>
          </table:table-cell>
          <table:table-cell office:value-type="float" office:value="65922">
            <text:p>65922</text:p>
          </table:table-cell>
          <table:table-cell office:value-type="float" office:value="70672">
            <text:p>70672</text:p>
          </table:table-cell>
          <table:table-cell office:value-type="float" office:value="75407">
            <text:p>75407</text:p>
          </table:table-cell>
          <table:table-cell office:value-type="float" office:value="80157">
            <text:p>80157</text:p>
          </table:table-cell>
          <table:table-cell office:value-type="float" office:value="85907">
            <text:p>85907</text:p>
          </table:table-cell>
          <table:table-cell office:value-type="float" office:value="90610">
            <text:p>90610</text:p>
          </table:table-cell>
          <table:table-cell office:value-type="float" office:value="95407">
            <text:p>95407</text:p>
          </table:table-cell>
          <table:table-cell office:value-type="float" office:value="100204">
            <text:p>100204</text:p>
          </table:table-cell>
          <table:table-cell office:value-type="float" office:value="105922">
            <text:p>105922</text:p>
          </table:table-cell>
          <table:table-cell office:value-type="float" office:value="110704">
            <text:p>110704</text:p>
          </table:table-cell>
          <table:table-cell office:value-type="float" office:value="115454">
            <text:p>115454</text:p>
          </table:table-cell>
          <table:table-cell office:value-type="float" office:value="120219">
            <text:p>120219</text:p>
          </table:table-cell>
          <table:table-cell office:value-type="float" office:value="125000">
            <text:p>125000</text:p>
          </table:table-cell>
          <table:table-cell office:value-type="float" office:value="130719">
            <text:p>130719</text:p>
          </table:table-cell>
          <table:table-cell office:value-type="float" office:value="135469">
            <text:p>135469</text:p>
          </table:table-cell>
          <table:table-cell office:value-type="float" office:value="140250">
            <text:p>140250</text:p>
          </table:table-cell>
          <table:table-cell office:value-type="float" office:value="145063">
            <text:p>145063</text:p>
          </table:table-cell>
          <table:table-cell office:value-type="float" office:value="150766">
            <text:p>150766</text:p>
          </table:table-cell>
          <table:table-cell office:value-type="float" office:value="155579">
            <text:p>155579</text:p>
          </table:table-cell>
          <table:table-cell office:value-type="float" office:value="160407">
            <text:p>160407</text:p>
          </table:table-cell>
          <table:table-cell office:value-type="float" office:value="165141">
            <text:p>165141</text:p>
          </table:table-cell>
          <table:table-cell office:value-type="float" office:value="170860">
            <text:p>170860</text:p>
          </table:table-cell>
          <table:table-cell office:value-type="float" office:value="175657">
            <text:p>175657</text:p>
          </table:table-cell>
          <table:table-cell office:value-type="float" office:value="180391">
            <text:p>180391</text:p>
          </table:table-cell>
          <table:table-cell office:value-type="float" office:value="185125">
            <text:p>185125</text:p>
          </table:table-cell>
          <table:table-cell office:value-type="float" office:value="190782">
            <text:p>190782</text:p>
          </table:table-cell>
          <table:table-cell office:value-type="float" office:value="195532">
            <text:p>195532</text:p>
          </table:table-cell>
          <table:table-cell office:value-type="float" office:value="200250">
            <text:p>200250</text:p>
          </table:table-cell>
          <table:table-cell office:value-type="float" office:value="205000">
            <text:p>205000</text:p>
          </table:table-cell>
          <table:table-cell office:value-type="float" office:value="210735">
            <text:p>210735</text:p>
          </table:table-cell>
          <table:table-cell office:value-type="float" office:value="215469">
            <text:p>215469</text:p>
          </table:table-cell>
          <table:table-cell office:value-type="float" office:value="220204">
            <text:p>220204</text:p>
          </table:table-cell>
          <table:table-cell office:value-type="float" office:value="225907">
            <text:p>225907</text:p>
          </table:table-cell>
          <table:table-cell office:value-type="float" office:value="230657">
            <text:p>230657</text:p>
          </table:table-cell>
          <table:table-cell office:value-type="float" office:value="235407">
            <text:p>235407</text:p>
          </table:table-cell>
          <table:table-cell office:value-type="float" office:value="240094">
            <text:p>240094</text:p>
          </table:table-cell>
          <table:table-cell office:value-type="float" office:value="245735">
            <text:p>245735</text:p>
          </table:table-cell>
          <table:table-cell office:value-type="float" office:value="250485">
            <text:p>250485</text:p>
          </table:table-cell>
          <table:table-cell office:value-type="float" office:value="255204">
            <text:p>255204</text:p>
          </table:table-cell>
          <table:table-cell office:value-type="float" office:value="260891">
            <text:p>260891</text:p>
          </table:table-cell>
          <table:table-cell office:value-type="float" office:value="265563">
            <text:p>265563</text:p>
          </table:table-cell>
          <table:table-cell office:value-type="float" office:value="270282">
            <text:p>270282</text:p>
          </table:table-cell>
          <table:table-cell office:value-type="float" office:value="275000">
            <text:p>275000</text:p>
          </table:table-cell>
          <table:table-cell office:value-type="float" office:value="280641">
            <text:p>280641</text:p>
          </table:table-cell>
          <table:table-cell office:value-type="float" office:value="285344">
            <text:p>285344</text:p>
          </table:table-cell>
          <table:table-cell office:value-type="float" office:value="290079">
            <text:p>290079</text:p>
          </table:table-cell>
          <table:table-cell office:value-type="float" office:value="295750">
            <text:p>295750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1" office:value-type="float" office:value="188815.342364418">
            <text:p>188815,34</text:p>
          </table:table-cell>
          <table:table-cell table:number-columns-repeated="7" office:value-type="float" office:value="188534.02305557">
            <text:p>188534,02</text:p>
          </table:table-cell>
          <table:table-cell table:number-columns-repeated="6" office:value-type="float" office:value="187606.826989156">
            <text:p>187606,83</text:p>
          </table:table-cell>
          <table:table-cell table:number-columns-repeated="35" office:value-type="float" office:value="186452.515214909">
            <text:p>186452,5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7257.388506006">
            <text:p>187257,39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060592.61935516">
            <text:p>1060592,62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H29" table:end-x="0.222cm" table:end-y="0.32cm" draw:z-index="0" svg:width="22.33cm" svg:height="9.632cm" svg:x="0.265cm" svg:y="0.171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2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21:41</meta:creation-date>
    <dc:creator>Hugo Meyer</dc:creator>
    <dc:date>2007-12-26T18:22:35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8999996185303pt" style:font-family-asian="'Arial Unicode MS'" style:font-pitch-asian="variable" style:font-size-asian="17.8999996185303pt" style:font-family-complex="Tahoma" style:font-pitch-complex="variable" style:font-size-complex="17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30000019073486pt" style:font-family-asian="'Arial Unicode MS'" style:font-pitch-asian="variable" style:font-size-asian="8.30000019073486pt" style:font-family-complex="Tahoma" style:font-pitch-complex="variable" style:font-size-complex="8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Arial Unicode MS'" style:font-pitch-asian="variable" style:font-size-asian="9.60000038146973pt" style:font-family-complex="Tahoma" style:font-pitch-complex="variable" style:font-size-complex="9.60000038146973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.3999996185303pt" style:font-family-asian="'Arial Unicode MS'" style:font-pitch-asian="variable" style:font-size-asian="12.3999996185303pt" style:font-family-complex="Tahoma" style:font-pitch-complex="variable" style:font-size-complex="12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Arial Unicode MS'" style:font-pitch-asian="variable" style:font-size-asian="9.60000038146973pt" style:font-family-complex="Tahoma" style:font-pitch-complex="variable" style:font-size-complex="9.60000038146973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.30000019073486pt" style:font-family-asian="'Arial Unicode MS'" style:font-pitch-asian="variable" style:font-size-asian="8.30000019073486pt" style:font-family-complex="Tahoma" style:font-pitch-complex="variable" style:font-size-complex="8.3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331cm" svg:height="9.633cm" chart:class="chart:scatter" chart:style-name="ch1">
        <chart:title svg:x="8.772cm" svg:y="0.192cm" chart:style-name="ch2">
          <text:p>Tiempo vs Costo</text:p>
        </chart:title>
        <chart:legend chart:legend-position="end" svg:x="20.563cm" svg:y="4.554cm" chart:style-name="ch3"/>
        <chart:plot-area chart:style-name="ch4" table:cell-range-address="Sheet1.$A$1:.$BH$2" chart:data-source-has-labels="column" chart:table-number-list="0" svg:x="0.446cm" svg:y="1.279cm" svg:width="19.226cm" svg:height="8.162cm">
          <chart:axis chart:dimension="x" chart:name="primary-x" chart:style-name="ch5">
            <chart:title svg:x="10.164cm" svg:y="8.93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46cm" svg:y="5.266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766">
                <text:p>5766</text:p>
              </table:table-cell>
              <table:table-cell office:value-type="float" office:value="10547">
                <text:p>10547</text:p>
              </table:table-cell>
              <table:table-cell office:value-type="float" office:value="15313">
                <text:p>15313</text:p>
              </table:table-cell>
              <table:table-cell office:value-type="float" office:value="20079">
                <text:p>20079</text:p>
              </table:table-cell>
              <table:table-cell office:value-type="float" office:value="25860">
                <text:p>25860</text:p>
              </table:table-cell>
              <table:table-cell office:value-type="float" office:value="30610">
                <text:p>30610</text:p>
              </table:table-cell>
              <table:table-cell office:value-type="float" office:value="35360">
                <text:p>35360</text:p>
              </table:table-cell>
              <table:table-cell office:value-type="float" office:value="40172">
                <text:p>40172</text:p>
              </table:table-cell>
              <table:table-cell office:value-type="float" office:value="45860">
                <text:p>45860</text:p>
              </table:table-cell>
              <table:table-cell office:value-type="float" office:value="50610">
                <text:p>50610</text:p>
              </table:table-cell>
              <table:table-cell office:value-type="float" office:value="55422">
                <text:p>55422</text:p>
              </table:table-cell>
              <table:table-cell office:value-type="float" office:value="60172">
                <text:p>60172</text:p>
              </table:table-cell>
              <table:table-cell office:value-type="float" office:value="65922">
                <text:p>65922</text:p>
              </table:table-cell>
              <table:table-cell office:value-type="float" office:value="70672">
                <text:p>70672</text:p>
              </table:table-cell>
              <table:table-cell office:value-type="float" office:value="75407">
                <text:p>75407</text:p>
              </table:table-cell>
              <table:table-cell office:value-type="float" office:value="80157">
                <text:p>80157</text:p>
              </table:table-cell>
              <table:table-cell office:value-type="float" office:value="85907">
                <text:p>85907</text:p>
              </table:table-cell>
              <table:table-cell office:value-type="float" office:value="90610">
                <text:p>90610</text:p>
              </table:table-cell>
              <table:table-cell office:value-type="float" office:value="95407">
                <text:p>95407</text:p>
              </table:table-cell>
              <table:table-cell office:value-type="float" office:value="100204">
                <text:p>100204</text:p>
              </table:table-cell>
              <table:table-cell office:value-type="float" office:value="105922">
                <text:p>105922</text:p>
              </table:table-cell>
              <table:table-cell office:value-type="float" office:value="110704">
                <text:p>110704</text:p>
              </table:table-cell>
              <table:table-cell office:value-type="float" office:value="115454">
                <text:p>115454</text:p>
              </table:table-cell>
              <table:table-cell office:value-type="float" office:value="120219">
                <text:p>120219</text:p>
              </table:table-cell>
              <table:table-cell office:value-type="float" office:value="125000">
                <text:p>125000</text:p>
              </table:table-cell>
              <table:table-cell office:value-type="float" office:value="130719">
                <text:p>130719</text:p>
              </table:table-cell>
              <table:table-cell office:value-type="float" office:value="135469">
                <text:p>135469</text:p>
              </table:table-cell>
              <table:table-cell office:value-type="float" office:value="140250">
                <text:p>140250</text:p>
              </table:table-cell>
              <table:table-cell office:value-type="float" office:value="145063">
                <text:p>145063</text:p>
              </table:table-cell>
              <table:table-cell office:value-type="float" office:value="150766">
                <text:p>150766</text:p>
              </table:table-cell>
              <table:table-cell office:value-type="float" office:value="155579">
                <text:p>155579</text:p>
              </table:table-cell>
              <table:table-cell office:value-type="float" office:value="160407">
                <text:p>160407</text:p>
              </table:table-cell>
              <table:table-cell office:value-type="float" office:value="165141">
                <text:p>165141</text:p>
              </table:table-cell>
              <table:table-cell office:value-type="float" office:value="170860">
                <text:p>170860</text:p>
              </table:table-cell>
              <table:table-cell office:value-type="float" office:value="175657">
                <text:p>175657</text:p>
              </table:table-cell>
              <table:table-cell office:value-type="float" office:value="180391">
                <text:p>180391</text:p>
              </table:table-cell>
              <table:table-cell office:value-type="float" office:value="185125">
                <text:p>185125</text:p>
              </table:table-cell>
              <table:table-cell office:value-type="float" office:value="190782">
                <text:p>190782</text:p>
              </table:table-cell>
              <table:table-cell office:value-type="float" office:value="195532">
                <text:p>195532</text:p>
              </table:table-cell>
              <table:table-cell office:value-type="float" office:value="200250">
                <text:p>200250</text:p>
              </table:table-cell>
              <table:table-cell office:value-type="float" office:value="205000">
                <text:p>205000</text:p>
              </table:table-cell>
              <table:table-cell office:value-type="float" office:value="210735">
                <text:p>210735</text:p>
              </table:table-cell>
              <table:table-cell office:value-type="float" office:value="215469">
                <text:p>215469</text:p>
              </table:table-cell>
              <table:table-cell office:value-type="float" office:value="220204">
                <text:p>220204</text:p>
              </table:table-cell>
              <table:table-cell office:value-type="float" office:value="225907">
                <text:p>225907</text:p>
              </table:table-cell>
              <table:table-cell office:value-type="float" office:value="230657">
                <text:p>230657</text:p>
              </table:table-cell>
              <table:table-cell office:value-type="float" office:value="235407">
                <text:p>235407</text:p>
              </table:table-cell>
              <table:table-cell office:value-type="float" office:value="240094">
                <text:p>240094</text:p>
              </table:table-cell>
              <table:table-cell office:value-type="float" office:value="245735">
                <text:p>245735</text:p>
              </table:table-cell>
              <table:table-cell office:value-type="float" office:value="250485">
                <text:p>250485</text:p>
              </table:table-cell>
              <table:table-cell office:value-type="float" office:value="255204">
                <text:p>255204</text:p>
              </table:table-cell>
              <table:table-cell office:value-type="float" office:value="260891">
                <text:p>260891</text:p>
              </table:table-cell>
              <table:table-cell office:value-type="float" office:value="265563">
                <text:p>265563</text:p>
              </table:table-cell>
              <table:table-cell office:value-type="float" office:value="270282">
                <text:p>270282</text:p>
              </table:table-cell>
              <table:table-cell office:value-type="float" office:value="275000">
                <text:p>275000</text:p>
              </table:table-cell>
              <table:table-cell office:value-type="float" office:value="280641">
                <text:p>280641</text:p>
              </table:table-cell>
              <table:table-cell office:value-type="float" office:value="285344">
                <text:p>285344</text:p>
              </table:table-cell>
              <table:table-cell office:value-type="float" office:value="290079">
                <text:p>290079</text:p>
              </table:table-cell>
              <table:table-cell office:value-type="float" office:value="295750">
                <text:p>29575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815.342364418">
                <text:p>188815.342364418</text:p>
              </table:table-cell>
              <table:table-cell office:value-type="float" office:value="188534.02305557">
                <text:p>188534.02305557</text:p>
              </table:table-cell>
              <table:table-cell office:value-type="float" office:value="188534.02305557">
                <text:p>188534.02305557</text:p>
              </table:table-cell>
              <table:table-cell office:value-type="float" office:value="188534.02305557">
                <text:p>188534.02305557</text:p>
              </table:table-cell>
              <table:table-cell office:value-type="float" office:value="188534.02305557">
                <text:p>188534.02305557</text:p>
              </table:table-cell>
              <table:table-cell office:value-type="float" office:value="188534.02305557">
                <text:p>188534.02305557</text:p>
              </table:table-cell>
              <table:table-cell office:value-type="float" office:value="188534.02305557">
                <text:p>188534.02305557</text:p>
              </table:table-cell>
              <table:table-cell office:value-type="float" office:value="188534.02305557">
                <text:p>188534.02305557</text:p>
              </table:table-cell>
              <table:table-cell office:value-type="float" office:value="187606.826989156">
                <text:p>187606.826989156</text:p>
              </table:table-cell>
              <table:table-cell office:value-type="float" office:value="187606.826989156">
                <text:p>187606.826989156</text:p>
              </table:table-cell>
              <table:table-cell office:value-type="float" office:value="187606.826989156">
                <text:p>187606.826989156</text:p>
              </table:table-cell>
              <table:table-cell office:value-type="float" office:value="187606.826989156">
                <text:p>187606.826989156</text:p>
              </table:table-cell>
              <table:table-cell office:value-type="float" office:value="187606.826989156">
                <text:p>187606.826989156</text:p>
              </table:table-cell>
              <table:table-cell office:value-type="float" office:value="187606.826989156">
                <text:p>187606.826989156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  <table:table-cell office:value-type="float" office:value="186452.515214909">
                <text:p>186452.51521490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